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900000065A34F7C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Text_20_body" style:list-style-name="L1">
      <style:text-properties style:font-name="Liberation Serif" officeooo:rsid="004fe0d0" officeooo:paragraph-rsid="004fe0d0"/>
    </style:style>
    <style:style style:name="P3" style:family="paragraph" style:parent-style-name="Text_20_body" style:list-style-name="L1">
      <style:text-properties style:font-name="Liberation Serif" officeooo:rsid="0059e008" officeooo:paragraph-rsid="0059e008"/>
    </style:style>
    <style:style style:name="P4" style:family="paragraph" style:parent-style-name="Text_20_body" style:list-style-name="L1">
      <style:text-properties officeooo:paragraph-rsid="005c33ad"/>
    </style:style>
    <style:style style:name="P5" style:family="paragraph" style:parent-style-name="Text_20_body" style:list-style-name="L1">
      <style:text-properties style:font-name="Liberation Serif" officeooo:rsid="00a9810b" officeooo:paragraph-rsid="00a9810b"/>
    </style:style>
    <style:style style:name="P6" style:family="paragraph" style:parent-style-name="Text_20_body" style:list-style-name="L1">
      <style:text-properties style:font-name="Liberation Serif" officeooo:rsid="00aa11dd" officeooo:paragraph-rsid="00aa11dd"/>
    </style:style>
    <style:style style:name="P7" style:family="paragraph" style:parent-style-name="Text_20_body">
      <style:text-properties officeooo:paragraph-rsid="005c33ad"/>
    </style:style>
    <style:style style:name="P8" style:family="paragraph" style:parent-style-name="Heading_20_1">
      <style:text-properties style:font-name="Liberation Serif" officeooo:rsid="00bc454f" officeooo:paragraph-rsid="00bc454f"/>
    </style:style>
    <style:style style:name="P9" style:family="paragraph" style:parent-style-name="Text_20_body">
      <style:paragraph-properties style:writing-mode="lr-tb"/>
      <style:text-properties officeooo:paragraph-rsid="00bc454f"/>
    </style:style>
    <style:style style:name="P10" style:family="paragraph" style:parent-style-name="Text_20_body">
      <style:paragraph-properties style:writing-mode="lr-tb"/>
      <style:text-properties officeooo:paragraph-rsid="00c0c742"/>
    </style:style>
    <style:style style:name="P11" style:family="paragraph" style:parent-style-name="Text_20_body">
      <style:paragraph-properties style:writing-mode="lr-tb"/>
      <style:text-properties officeooo:paragraph-rsid="00af0823"/>
    </style:style>
    <style:style style:name="P12" style:family="paragraph" style:parent-style-name="Text_20_body">
      <style:paragraph-properties style:writing-mode="lr-tb"/>
      <style:text-properties officeooo:paragraph-rsid="00b31277"/>
    </style:style>
    <style:style style:name="P13" style:family="paragraph" style:parent-style-name="Text_20_body">
      <style:text-properties officeooo:paragraph-rsid="0112916e"/>
    </style:style>
    <style:style style:name="P14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15" style:family="paragraph" style:parent-style-name="Text_20_body">
      <style:paragraph-properties style:writing-mode="lr-tb"/>
      <style:text-properties officeooo:paragraph-rsid="00b99839"/>
    </style:style>
    <style:style style:name="P16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17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18" style:family="paragraph" style:parent-style-name="Text_20_body">
      <style:paragraph-properties style:writing-mode="lr-tb"/>
      <style:text-properties officeooo:paragraph-rsid="00b89379"/>
    </style:style>
    <style:style style:name="P19" style:family="paragraph" style:parent-style-name="Text_20_body">
      <style:paragraph-properties style:writing-mode="lr-tb"/>
      <style:text-properties officeooo:paragraph-rsid="00be4766"/>
    </style:style>
    <style:style style:name="P20" style:family="paragraph" style:parent-style-name="Text_20_body">
      <style:paragraph-properties style:writing-mode="lr-tb"/>
      <style:text-properties officeooo:paragraph-rsid="00bc90d8"/>
    </style:style>
    <style:style style:name="P21" style:family="paragraph" style:parent-style-name="Text_20_body">
      <style:paragraph-properties style:writing-mode="lr-tb"/>
      <style:text-properties officeooo:paragraph-rsid="00d31b6e"/>
    </style:style>
    <style:style style:name="P22" style:family="paragraph" style:parent-style-name="Text_20_body">
      <style:paragraph-properties style:writing-mode="lr-tb"/>
      <style:text-properties officeooo:paragraph-rsid="00c15141"/>
    </style:style>
    <style:style style:name="P23" style:family="paragraph" style:parent-style-name="Text_20_body">
      <style:paragraph-properties style:writing-mode="lr-tb"/>
      <style:text-properties officeooo:paragraph-rsid="00e45cc0"/>
    </style:style>
    <style:style style:name="P24" style:family="paragraph" style:parent-style-name="Text_20_body">
      <style:paragraph-properties style:writing-mode="lr-tb"/>
      <style:text-properties officeooo:paragraph-rsid="00e87305"/>
    </style:style>
    <style:style style:name="P25" style:family="paragraph" style:parent-style-name="Text_20_body">
      <style:text-properties officeooo:paragraph-rsid="01080618"/>
    </style:style>
    <style:style style:name="P26" style:family="paragraph" style:parent-style-name="Text_20_body">
      <style:text-properties officeooo:paragraph-rsid="010988b0"/>
    </style:style>
    <style:style style:name="P27" style:family="paragraph" style:parent-style-name="Text_20_body">
      <style:text-properties officeooo:paragraph-rsid="00ad7805"/>
    </style:style>
    <style:style style:name="P28" style:family="paragraph" style:parent-style-name="Text_20_body">
      <style:text-properties officeooo:paragraph-rsid="00afa930"/>
    </style:style>
    <style:style style:name="P29" style:family="paragraph" style:parent-style-name="Text_20_body">
      <style:text-properties officeooo:paragraph-rsid="00b12773"/>
    </style:style>
    <style:style style:name="P30" style:family="paragraph" style:parent-style-name="Text_20_body">
      <style:text-properties officeooo:paragraph-rsid="00d126dd"/>
    </style:style>
    <style:style style:name="P31" style:family="paragraph" style:parent-style-name="Text_20_body">
      <style:text-properties style:font-name="Liberation Serif" officeooo:paragraph-rsid="00db23f4"/>
    </style:style>
    <style:style style:name="P32" style:family="paragraph" style:parent-style-name="Text_20_body">
      <style:text-properties style:font-name="Liberation Serif" officeooo:paragraph-rsid="00f43f8a"/>
    </style:style>
    <style:style style:name="P33" style:family="paragraph" style:parent-style-name="Text_20_body">
      <style:text-properties style:font-name="Liberation Serif" officeooo:paragraph-rsid="00f692a0"/>
    </style:style>
    <style:style style:name="P34" style:family="paragraph" style:parent-style-name="Діалог">
      <style:text-properties officeooo:paragraph-rsid="0106b2fb"/>
    </style:style>
    <style:style style:name="P35" style:family="paragraph" style:parent-style-name="Діалог">
      <style:text-properties officeooo:paragraph-rsid="0106c242"/>
    </style:style>
    <style:style style:name="P36" style:family="paragraph" style:parent-style-name="Text_20_body">
      <style:text-properties officeooo:paragraph-rsid="0106c242"/>
    </style:style>
    <style:style style:name="P37" style:family="paragraph" style:parent-style-name="Text_20_body">
      <style:paragraph-properties style:writing-mode="lr-tb"/>
      <style:text-properties officeooo:paragraph-rsid="00d21b4d"/>
    </style:style>
    <style:style style:name="P38" style:family="paragraph" style:parent-style-name="Text_20_body">
      <style:paragraph-properties style:writing-mode="lr-tb"/>
      <style:text-properties officeooo:paragraph-rsid="00dfd361"/>
    </style:style>
    <style:style style:name="P39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40" style:family="paragraph" style:parent-style-name="Text_20_body">
      <style:paragraph-properties style:writing-mode="lr-tb"/>
      <style:text-properties officeooo:paragraph-rsid="00e1f2a2"/>
    </style:style>
    <style:style style:name="P41" style:family="paragraph" style:parent-style-name="Text_20_body">
      <style:text-properties officeooo:paragraph-rsid="00d03392"/>
    </style:style>
    <style:style style:name="P42" style:family="paragraph" style:parent-style-name="Text_20_body">
      <style:text-properties officeooo:paragraph-rsid="00d0eb8d"/>
    </style:style>
    <style:style style:name="P43" style:family="paragraph" style:parent-style-name="Text_20_body">
      <style:text-properties officeooo:paragraph-rsid="00d717e2"/>
    </style:style>
    <style:style style:name="P44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1065485" style:font-style-asian="normal" style:font-style-complex="normal"/>
    </style:style>
    <style:style style:name="P45" style:family="paragraph" style:parent-style-name="Text_20_body">
      <style:text-properties officeooo:paragraph-rsid="00d8590a"/>
    </style:style>
    <style:style style:name="P46" style:family="paragraph" style:parent-style-name="Text_20_body">
      <style:text-properties officeooo:paragraph-rsid="00d56b51"/>
    </style:style>
    <style:style style:name="P47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P48" style:family="paragraph" style:parent-style-name="Text_20_body">
      <style:text-properties officeooo:paragraph-rsid="00deae73"/>
    </style:style>
    <style:style style:name="P49" style:family="paragraph" style:parent-style-name="Text_20_body">
      <style:text-properties officeooo:paragraph-rsid="00ea96d9"/>
    </style:style>
    <style:style style:name="P50" style:family="paragraph" style:parent-style-name="Text_20_body">
      <style:text-properties style:font-name="Liberation Serif" officeooo:paragraph-rsid="00deae73"/>
    </style:style>
    <style:style style:name="P51" style:family="paragraph" style:parent-style-name="Text_20_body">
      <style:text-properties officeooo:paragraph-rsid="00dfc133"/>
    </style:style>
    <style:style style:name="P52" style:family="paragraph" style:parent-style-name="Text_20_body">
      <style:paragraph-properties style:writing-mode="lr-tb"/>
      <style:text-properties officeooo:paragraph-rsid="00e12f2c"/>
    </style:style>
    <style:style style:name="P53" style:family="paragraph" style:parent-style-name="Text_20_body">
      <style:text-properties officeooo:paragraph-rsid="01065485"/>
    </style:style>
    <style:style style:name="P54" style:family="paragraph" style:parent-style-name="Text_20_body">
      <style:text-properties officeooo:paragraph-rsid="00ea49f7"/>
    </style:style>
    <style:style style:name="P55" style:family="paragraph" style:parent-style-name="Text_20_body">
      <style:paragraph-properties style:writing-mode="lr-tb"/>
      <style:text-properties officeooo:paragraph-rsid="01070c77"/>
    </style:style>
    <style:style style:name="P56" style:family="paragraph" style:parent-style-name="Heading_20_1">
      <style:text-properties style:font-name="Liberation Serif" officeooo:rsid="00fca90f" officeooo:paragraph-rsid="00fca90f"/>
    </style:style>
    <style:style style:name="P57" style:family="paragraph" style:parent-style-name="Text_20_body">
      <style:text-properties style:font-name="Liberation Serif" fo:font-style="normal" style:font-style-asian="normal" style:font-style-complex="normal"/>
    </style:style>
    <style:style style:name="P58" style:family="paragraph" style:parent-style-name="Text_20_body">
      <style:text-properties style:font-name="Liberation Serif" fo:font-style="normal" officeooo:rsid="010e8e0e" officeooo:paragraph-rsid="010e8e0e" style:font-style-asian="normal" style:font-style-complex="normal"/>
    </style:style>
    <style:style style:name="T1" style:family="text">
      <style:text-properties style:font-name="Liberation Serif" officeooo:rsid="005c33ad"/>
    </style:style>
    <style:style style:name="T2" style:family="text">
      <style:text-properties style:font-name="Liberation Serif" officeooo:rsid="00a9810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810add"/>
    </style:style>
    <style:style style:name="T5" style:family="text">
      <style:text-properties style:font-name="Liberation Serif" officeooo:rsid="00bc454f"/>
    </style:style>
    <style:style style:name="T6" style:family="text">
      <style:text-properties style:font-name="Liberation Serif" officeooo:rsid="00c0c742"/>
    </style:style>
    <style:style style:name="T7" style:family="text">
      <style:text-properties style:font-name="Liberation Serif" officeooo:rsid="00a4642b"/>
    </style:style>
    <style:style style:name="T8" style:family="text">
      <style:text-properties style:font-name="Liberation Serif" officeooo:rsid="00c9bf2e"/>
    </style:style>
    <style:style style:name="T9" style:family="text">
      <style:text-properties style:font-name="Liberation Serif" officeooo:rsid="00b31277"/>
    </style:style>
    <style:style style:name="T10" style:family="text">
      <style:text-properties style:font-name="Liberation Serif" officeooo:rsid="00ca03c0"/>
    </style:style>
    <style:style style:name="T11" style:family="text">
      <style:text-properties style:font-name="Liberation Serif" officeooo:rsid="00d1d20c"/>
    </style:style>
    <style:style style:name="T12" style:family="text">
      <style:text-properties style:font-name="Liberation Serif" officeooo:rsid="0110c754"/>
    </style:style>
    <style:style style:name="T13" style:family="text">
      <style:text-properties style:font-name="Liberation Serif" officeooo:rsid="01112fba"/>
    </style:style>
    <style:style style:name="T14" style:family="text">
      <style:text-properties style:font-name="Liberation Serif" officeooo:rsid="0112916e"/>
    </style:style>
    <style:style style:name="T15" style:family="text">
      <style:text-properties style:font-name="Liberation Serif" officeooo:rsid="00b6b86f"/>
    </style:style>
    <style:style style:name="T16" style:family="text">
      <style:text-properties style:font-name="Liberation Serif" officeooo:rsid="00b89379"/>
    </style:style>
    <style:style style:name="T17" style:family="text">
      <style:text-properties style:font-name="Liberation Serif" officeooo:rsid="00c7e4cc"/>
    </style:style>
    <style:style style:name="T18" style:family="text">
      <style:text-properties style:font-name="Liberation Serif" officeooo:rsid="00c718a9"/>
    </style:style>
    <style:style style:name="T19" style:family="text">
      <style:text-properties style:font-name="Liberation Serif" officeooo:rsid="00c5b3e1"/>
    </style:style>
    <style:style style:name="T20" style:family="text">
      <style:text-properties style:font-name="Liberation Serif" officeooo:rsid="00c59d5b"/>
    </style:style>
    <style:style style:name="T21" style:family="text">
      <style:text-properties style:font-name="Liberation Serif" officeooo:rsid="00c50d4d"/>
    </style:style>
    <style:style style:name="T22" style:family="text">
      <style:text-properties style:font-name="Liberation Serif" officeooo:rsid="00be4766"/>
    </style:style>
    <style:style style:name="T23" style:family="text">
      <style:text-properties style:font-name="Liberation Serif" officeooo:rsid="00ca3a08"/>
    </style:style>
    <style:style style:name="T24" style:family="text">
      <style:text-properties style:font-name="Liberation Serif" officeooo:rsid="00bf72bc"/>
    </style:style>
    <style:style style:name="T25" style:family="text">
      <style:text-properties style:font-name="Liberation Serif" officeooo:rsid="00bc90d8"/>
    </style:style>
    <style:style style:name="T26" style:family="text">
      <style:text-properties style:font-name="Liberation Serif" officeooo:rsid="00c4fa88"/>
    </style:style>
    <style:style style:name="T27" style:family="text">
      <style:text-properties style:font-name="Liberation Serif" officeooo:rsid="00d31b6e"/>
    </style:style>
    <style:style style:name="T28" style:family="text">
      <style:text-properties style:font-name="Liberation Serif" officeooo:rsid="00c15141"/>
    </style:style>
    <style:style style:name="T29" style:family="text">
      <style:text-properties style:font-name="Liberation Serif" officeooo:rsid="00c3c7b5"/>
    </style:style>
    <style:style style:name="T30" style:family="text">
      <style:text-properties style:font-name="Liberation Serif" officeooo:rsid="00e59887"/>
    </style:style>
    <style:style style:name="T31" style:family="text">
      <style:text-properties style:font-name="Liberation Serif" officeooo:rsid="00e773c0"/>
    </style:style>
    <style:style style:name="T32" style:family="text">
      <style:text-properties style:font-name="Liberation Serif" officeooo:rsid="00e87305"/>
    </style:style>
    <style:style style:name="T33" style:family="text">
      <style:text-properties style:font-name="Liberation Serif" officeooo:rsid="00f85dab"/>
    </style:style>
    <style:style style:name="T34" style:family="text">
      <style:text-properties style:font-name="Liberation Serif" officeooo:rsid="00fa0e98"/>
    </style:style>
    <style:style style:name="T35" style:family="text">
      <style:text-properties style:font-name="Liberation Serif" officeooo:rsid="01080618"/>
    </style:style>
    <style:style style:name="T36" style:family="text">
      <style:text-properties style:font-name="Liberation Serif" officeooo:rsid="010869de"/>
    </style:style>
    <style:style style:name="T37" style:family="text">
      <style:text-properties officeooo:rsid="010988b0"/>
    </style:style>
    <style:style style:name="T38" style:family="text">
      <style:text-properties style:font-name="Liberation Serif" officeooo:rsid="001f7db1"/>
    </style:style>
    <style:style style:name="T39" style:family="text">
      <style:text-properties style:font-name="Liberation Serif" officeooo:rsid="00ad7805"/>
    </style:style>
    <style:style style:name="T40" style:family="text">
      <style:text-properties style:font-name="Liberation Serif" officeooo:rsid="00cb2c53"/>
    </style:style>
    <style:style style:name="T41" style:family="text">
      <style:text-properties style:font-name="Liberation Serif" officeooo:rsid="00afa930"/>
    </style:style>
    <style:style style:name="T42" style:family="text">
      <style:text-properties style:font-name="Liberation Serif" officeooo:rsid="00cccd53"/>
    </style:style>
    <style:style style:name="T43" style:family="text">
      <style:text-properties style:font-name="Liberation Serif" officeooo:rsid="00b12773"/>
    </style:style>
    <style:style style:name="T44" style:family="text">
      <style:text-properties style:font-name="Liberation Serif" officeooo:rsid="00ce582e"/>
    </style:style>
    <style:style style:name="T45" style:family="text">
      <style:text-properties officeooo:rsid="00db23f4"/>
    </style:style>
    <style:style style:name="T46" style:family="text">
      <style:text-properties officeooo:rsid="00f49a99"/>
    </style:style>
    <style:style style:name="T47" style:family="text">
      <style:text-properties officeooo:rsid="00f692a0"/>
    </style:style>
    <style:style style:name="T48" style:family="text">
      <style:text-properties officeooo:rsid="0106b2fb"/>
    </style:style>
    <style:style style:name="T49" style:family="text">
      <style:text-properties officeooo:rsid="0106c242"/>
    </style:style>
    <style:style style:name="T50" style:family="text">
      <style:text-properties officeooo:rsid="010b886d"/>
    </style:style>
    <style:style style:name="T51" style:family="text">
      <style:text-properties style:font-name="Liberation Serif" officeooo:rsid="01986271"/>
    </style:style>
    <style:style style:name="T52" style:family="text">
      <style:text-properties style:font-name="Liberation Serif" officeooo:rsid="00e38b7b"/>
    </style:style>
    <style:style style:name="T53" style:family="text">
      <style:text-properties style:font-name="Liberation Serif" officeooo:rsid="00d21b4d"/>
    </style:style>
    <style:style style:name="T54" style:family="text">
      <style:text-properties style:font-name="Liberation Serif" officeooo:rsid="00d2ba85"/>
    </style:style>
    <style:style style:name="T55" style:family="text">
      <style:text-properties style:font-name="Liberation Serif" officeooo:rsid="00d2c0ca"/>
    </style:style>
    <style:style style:name="T56" style:family="text">
      <style:text-properties style:font-name="Liberation Serif" officeooo:rsid="00dfd361"/>
    </style:style>
    <style:style style:name="T57" style:family="text">
      <style:text-properties officeooo:rsid="00e1f2a2"/>
    </style:style>
    <style:style style:name="T58" style:family="text">
      <style:text-properties officeooo:rsid="00fb62cc"/>
    </style:style>
    <style:style style:name="T59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3" style:family="text">
      <style:text-properties officeooo:rsid="00deae73"/>
    </style:style>
    <style:style style:name="T64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69" style:family="text">
      <style:text-properties officeooo:rsid="00dfc133"/>
    </style:style>
    <style:style style:name="T70" style:family="text">
      <style:text-properties style:font-name="Liberation Serif" officeooo:rsid="00dfc133"/>
    </style:style>
    <style:style style:name="T71" style:family="text">
      <style:text-properties style:font-name="Liberation Serif" officeooo:rsid="1119e3ac"/>
    </style:style>
    <style:style style:name="T72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73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74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5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6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7" style:family="text">
      <style:text-properties fo:color="#000000" loext:opacity="100%" style:font-name="Liberation Serif" fo:language="uk" fo:country="UA" fo:font-style="normal" officeooo:rsid="01070c77" style:font-style-asian="normal" style:font-style-complex="normal"/>
    </style:style>
    <style:style style:name="T78" style:family="text">
      <style:text-properties style:font-name="Liberation Serif" fo:font-style="normal" officeooo:rsid="004a6cbd" style:font-style-asian="normal" style:font-style-complex="normal"/>
    </style:style>
    <style:style style:name="T79" style:family="text">
      <style:text-properties style:font-name="Liberation Serif" fo:font-style="normal" officeooo:rsid="00b4d62f" style:font-style-asian="normal" style:font-style-complex="normal"/>
    </style:style>
    <style:style style:name="T80" style:family="text">
      <style:text-properties style:font-name="Liberation Serif" fo:font-style="normal" officeooo:rsid="009a08f4" style:font-style-asian="normal" style:font-style-complex="normal"/>
    </style:style>
    <style:style style:name="T81" style:family="text">
      <style:text-properties style:font-name="Liberation Serif" fo:font-style="normal" style:font-style-asian="normal" style:font-style-complex="normal"/>
    </style:style>
    <style:style style:name="T82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83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86" style:family="text">
      <style:text-properties officeooo:rsid="010c836b"/>
    </style:style>
    <style:style style:name="T87" style:family="text">
      <style:text-properties style:font-name="Liberation Serif" officeooo:rsid="00fca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Е ЗАБУТИ</text:h>
      <text:list text:style-name="L1">
        <text:list-item>
          <text:p text:style-name="P2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3">Якщо будуть з’являтися нові таблиці/зображення/тощо, не забути їм імена та опис додати.</text:p>
        </text:list-item>
        <text:list-item>
          <text:p text:style-name="P3">Tools -&gt; Accessibility Check... - щоб перевіряти деякі помилки, про які я можу забути.</text:p>
        </text:list-item>
        <text:list-item>
          <text:p text:style-name="P4"><text:span text:style-name="T1">Оновити таблицю індексів пере</text:span><text:span text:style-name="T2">д</text:span><text:span text:style-name="T1"> експортом, права кнопка миші по таблиці і «Update Index»</text:span></text:p>
        </text:list-item>
        <text:list-item>
          <text:p text:style-name="P5">Перед публікацією, не забути експортувати фік у pdf і покласти у корінь репозиторія.</text:p>
        </text:list-item>
        <text:list-item>
          <text:p text:style-name="P6">Не забути про ліцензію.</text:p>
        </text:list-item>
      </text:list>
      <text:p text:style-name="P7"><text:span text:style-name="T3"/></text:p>
      <text:h text:style-name="P8" text:outline-level="1">Назви не живих об’єктів</text:h>
      <text:p text:style-name="P9"><text:span text:style-name="T4">Elements of Harmony —</text:span><text:span text:style-name="T5"> Елементи Гармонії</text:span></text:p>
      <text:p text:style-name="P10"><text:span text:style-name="T5">Element of Magic — </text:span><text:span text:style-name="T6">Елемент Магії</text:span></text:p>
      <text:p text:style-name="P10"><text:span text:style-name="T3"/></text:p>
      <text:h text:style-name="P1" text:outline-level="1">Імена</text:h>
      <text:p text:style-name="P11"><text:span text:style-name="T7">Sunset Shimmer — Сансет Шимер </text:span><text:span text:style-name="T8">(</text:span><text:a xlink:type="simple" xlink:href="https://mlp.fandom.com/wiki/Sunset_Shimmer#Human" text:style-name="Internet_20_link" text:visited-style-name="Visited_20_Internet_20_Link"><text:span text:style-name="T8">https://mlp.fandom.com/wiki/Sunset_Shimmer#Human</text:span></text:a><text:span text:style-name="T8">)</text:span></text:p>
      <text:p text:style-name="P11"><text:span text:style-name="T8"/></text:p>
      <text:p text:style-name="P12"><text:span text:style-name="T9">Twilight Sparkle — Твайлайт Спаркл </text:span><text:span text:style-name="T10">(</text:span><text:a xlink:type="simple" xlink:href="https://mlp.fandom.com/wiki/Twilight_Sparkle_(Sci-Twi)#Human" text:style-name="Internet_20_link" text:visited-style-name="Visited_20_Internet_20_Link"><text:span text:style-name="T10">https://mlp.fandom.com/wiki/Twilight_Sparkle_(Sci-Twi)#Human</text:span></text:a><text:span text:style-name="T10">)</text:span></text:p>
      <text:p text:style-name="P13"><text:span text:style-name="T11">S</text:span><text:span text:style-name="T12">pike — Собака Спайк. </text:span><text:a xlink:type="simple" xlink:href="https://mlp.fandom.com/wiki/Spike#Main" text:style-name="Internet_20_link" text:visited-style-name="Visited_20_Internet_20_Link"><text:span text:style-name="T13">https://mlp.fandom.com/wiki/Spike#Main</text:span></text:a></text:p>
      <text:p text:style-name="Text_20_body"><text:span text:style-name="T10">Night Light — </text:span><text:span text:style-name="T14">Найт Лайт, батько Твайлайт Спаркл.</text:span></text:p>
      <text:p text:style-name="P13"><text:span text:style-name="T10"/></text:p>
      <text:p text:style-name="P14">Spirits — Духи</text:p>
      <text:p text:style-name="P15"><text:span text:style-name="T15">Applejack — </text:span><text:span text:style-name="T16">Еплджек </text:span><text:span text:style-name="T17">(</text:span><text:a xlink:type="simple" xlink:href="https://mlp.fandom.com/wiki/Applejack_(EG)" text:style-name="Internet_20_link" text:visited-style-name="Visited_20_Internet_20_Link"><text:span text:style-name="T17">https://mlp.fandom.com/wiki/Applejack_(EG)</text:span></text:a><text:span text:style-name="T17">)</text:span></text:p>
      <text:p text:style-name="P16">* Еплджек буде розмовляти на суржику або щось подібному.</text:p>
      <text:p text:style-name="P17">* Звертається до інших як «Sugarcube», що я перекладу як «цукорок».</text:p>
      <text:p text:style-name="P15"><text:span text:style-name="T15">Rarity — </text:span><text:span text:style-name="T16">Реріті </text:span><text:span text:style-name="T18">(https://mlp.fandom.com/wiki/Rarity_(EG))</text:span></text:p>
      <text:p text:style-name="P18"><text:span text:style-name="T15">Pinkie Pie — </text:span><text:span text:style-name="T16">Пінкі Пай </text:span><text:span text:style-name="T18">(https://mlp.fandom.com/wiki/Pinkie_Pie_(EG))</text:span></text:p>
      <text:p text:style-name="P15"><text:span text:style-name="T15">Fluttershy — </text:span><text:span text:style-name="T16">Флатершай </text:span><text:span text:style-name="T19">(https://mlp.fandom.com/wiki/Fluttershy_(EG))</text:span></text:p>
      <text:p text:style-name="P18"><text:span text:style-name="T15">Rainbow Dash — </text:span><text:span text:style-name="T16">Рейнбоу Деш </text:span><text:span text:style-name="T20">(</text:span><text:span text:style-name="T21">https://mlp.fandom.com/wiki/Rainbow_Dash_(EG)</text:span><text:span text:style-name="T20">)</text:span></text:p>
      <text:p text:style-name="P19"><text:soft-page-break/><text:span text:style-name="T16">Celestia — </text:span><text:span text:style-name="T22">Селестія </text:span><text:span text:style-name="T23">(https://mlp.fandom.com/wiki/Princess_Celestia)</text:span></text:p>
      <text:p text:style-name="P20"><text:span text:style-name="T16">Principal Celestia — </text:span><text:span text:style-name="T24">д</text:span><text:span text:style-name="T25">иректорка Селестія </text:span><text:span text:style-name="T26">(</text:span><text:a xlink:type="simple" xlink:href="https://mlp.fandom.com/wiki/Principal_Celestia" text:style-name="Internet_20_link" text:visited-style-name="Visited_20_Internet_20_Link"><text:span text:style-name="T26">https://mlp.fandom.com/wiki/Principal_Celestia</text:span></text:a><text:span text:style-name="T26">)</text:span></text:p>
      <text:p text:style-name="P21"><text:span text:style-name="T26">Vice Principal Luna — </text:span><text:span text:style-name="T27">заступниця директорки Луна (https://mlp.fandom.com/wiki/Vice_Principal_Luna)</text:span></text:p>
      <text:p text:style-name="P22"><text:span text:style-name="T25">Snips — </text:span><text:span text:style-name="T28">Сніпс </text:span><text:span text:style-name="T29">(https://mlp.fandom.com/wiki/Snips_and_Snails_(EG)#Human)</text:span></text:p>
      <text:p text:style-name="P22"><text:span text:style-name="T25">Snails — </text:span><text:span text:style-name="T28">Снейлс </text:span><text:span text:style-name="T29">(</text:span><text:a xlink:type="simple" xlink:href="https://mlp.fandom.com/wiki/Snips_and_Snails_(EG)#Human" text:style-name="Internet_20_link" text:visited-style-name="Visited_20_Internet_20_Link"><text:span text:style-name="T29">https://mlp.fandom.com/wiki/Snips_and_Snails_(EG)#Human</text:span></text:a><text:span text:style-name="T29">)</text:span></text:p>
      <text:p text:style-name="P22"><text:span text:style-name="T3"/></text:p>
      <text:p text:style-name="P23"><text:span text:style-name="T29">Flash Sentry — </text:span><text:span text:style-name="T30">Флеш Сентрі </text:span><text:a xlink:type="simple" xlink:href="https://mlp.fandom.com/wiki/Flash_Sentry_(EG)" text:style-name="Internet_20_link" text:visited-style-name="Visited_20_Internet_20_Link"><text:span text:style-name="T31">https://mlp.fandom.com/wiki/Flash_Sentry_(EG)</text:span></text:a></text:p>
      <text:p text:style-name="P23"/>
      <text:p text:style-name="P24"><text:span text:style-name="T32">Flitter — Фліттер. Мабуть, це про неї? </text:span><text:a xlink:type="simple" xlink:href="https://mlp.fandom.com/wiki/Flitter" text:style-name="Internet_20_link" text:visited-style-name="Visited_20_Internet_20_Link"><text:span text:style-name="T32">https://mlp.fandom.com/wiki/Flitter</text:span></text:a></text:p>
      <text:p text:style-name="P23"><text:span text:style-name="T3"/></text:p>
      <text:p text:style-name="Text_20_body"><text:span text:style-name="T30">Mrs. Cake — </text:span><text:span text:style-name="T33">Пані Кейк </text:span><text:a xlink:type="simple" xlink:href="https://mlp.fandom.com/wiki/Mr._and_Mrs._Cake#Human" text:style-name="Internet_20_link" text:visited-style-name="Visited_20_Internet_20_Link"><text:span text:style-name="T34">https://mlp.fandom.com/wiki/Mr._and_Mrs._Cake#Human</text:span></text:a></text:p>
      <text:p text:style-name="Text_20_body"><text:span text:style-name="T34"/></text:p>
      <text:p text:style-name="P25"><text:span text:style-name="T34">Artemis Lulamoon — </text:span><text:span text:style-name="T35">Артеміс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p text:style-name="P26"><text:span text:style-name="T34">Lulamoon </text:span>Trixie — <text:span text:style-name="T37">Тріксі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h text:style-name="Heading_20_1" text:outline-level="1"><text:span text:style-name="T3">Географічні </text:span><text:span text:style-name="T38">об’єкти</text:span></text:h>
      <text:p text:style-name="P27"><text:span text:style-name="T3">Canterlot High — </text:span><text:span text:style-name="T39">школа Кантерлот </text:span><text:span text:style-name="T40">(https://mlp.fandom.com/wiki/Canterlot_High_School)</text:span></text:p>
      <text:p text:style-name="P28"><text:span text:style-name="T39">Canterlot — </text:span><text:span text:style-name="T41">Кантерлот </text:span><text:span text:style-name="T42">(https://mlp.fandom.com/wiki/Canterlot_(EG))</text:span></text:p>
      <text:p text:style-name="P29"><text:span text:style-name="T43">Equestria — Еквестрія </text:span><text:span text:style-name="T44">(https://mlp.fandom.com/wiki/Equestria)</text:span></text:p>
      <text:p text:style-name="P30"><text:span text:style-name="T3">Vinyl Scratch — </text:span><text:span text:style-name="T11">Вайнал Скратч</text:span><text:span text:style-name="T3"> </text:span><text:span text:style-name="T11">(</text:span><text:a xlink:type="simple" xlink:href="https://mlp.fandom.com/wiki/DJ_Pon-3_(EG)" text:style-name="Internet_20_link" text:visited-style-name="Visited_20_Internet_20_Link"><text:span text:style-name="T3">https://mlp.fandom.com/wiki/DJ_Pon-3_(EG)</text:span></text:a><text:span text:style-name="T11">)</text:span></text:p>
      <text:p text:style-name="P30"/>
      <text:p text:style-name="P31">Crystal Mall — <text:span text:style-name="T45">ТЦ «Кришталь».</text:span></text:p>
      <text:p text:style-name="P32">Sugarcube Corner — «<text:span text:style-name="T46">Цукровий куточок». Я вже зовсім йобу дал з цими адаптаціями, але що поробиш.</text:span></text:p>
      <text:p text:style-name="P33">Sugarcube Street — <text:span text:style-name="T47">вулиця «Цукрова». Ну що ж, ось і почався піздець, лол.</text:span></text:p>
      <text:p text:style-name="P34">Third <text:span text:style-name="T48">Street — Третинна вулиця.</text:span></text:p>
      <text:p text:style-name="P35">Hay Street — <text:span text:style-name="T49">Ложкова вулиця.</text:span></text:p>
      <text:p text:style-name="P36">Las Vegas — <text:span text:style-name="T50">Лас-Вегас.</text:span></text:p>
      <text:p text:style-name="P36"/>
      <text:h text:style-name="P1" text:outline-level="1"><text:soft-page-break/>Події</text:h>
      <text:p text:style-name="P37"><text:span text:style-name="T51">Fall Formal — </text:span><text:span text:style-name="T52">О</text:span><text:span text:style-name="T53">сінній </text:span><text:span text:style-name="T52">Б</text:span><text:span text:style-name="T53">ал </text:span><text:span text:style-name="T54">(</text:span><text:a xlink:type="simple" xlink:href="https://mlp.fandom.com/uk/wiki/My_Little_Pony:_Дівчата_з_Еквестрії#Сюжет" text:style-name="Internet_20_link" text:visited-style-name="Visited_20_Internet_20_Link"><text:span text:style-name="T54">https://mlp.fandom.com/uk/wiki/My_Little_Pony:_%D0%94%D1%96%D0%B2%D1%87%D0%B0%D1%82%D0%B0_%D0%B7_%D0%95%D0%BA%D0%B2%D0%B5%D1%81%D1%82%D1%80%D1%96%D1%97#%D0%A1%D1%8E%D0%B6%D0%B5%D1%82</text:span></text:a><text:span text:style-name="T54">, в укр вікі Fall Format </text:span><text:span text:style-name="T55">переклали як осінній бал)</text:span></text:p>
      <text:p text:style-name="P38"><text:span text:style-name="T55">Spring Fling —</text:span><text:span text:style-name="T56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56">https://www.cityofspartanburg.org/332/Spring-Fling</text:span></text:a></text:p>
      <text:p text:style-name="P39">Winter Ball — <text:span text:style-name="T57">Зимній М’яч</text:span></text:p>
      <text:p text:style-name="P40"/>
      <text:p text:style-name="Text_20_body">street fair - <text:span text:style-name="T58">ярмарок</text:span></text:p>
      <text:h text:style-name="P1" text:outline-level="1">Різне</text:h>
      <text:p text:style-name="P41"><text:span text:style-name="T59">cast magic — </text:span><text:span text:style-name="T60">чарувати (магію/закляття)</text:span></text:p>
      <text:p text:style-name="P42"><text:span text:style-name="T60">leaned against — </text:span><text:span text:style-name="T61">притулитися до</text:span></text:p>
      <text:p text:style-name="P43"><text:span text:style-name="T61">detention - «</text:span><text:span text:style-name="T62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3">https://www.bbc.com/ukrainian/blog-olexandr-ponomariv-47161980</text:span></text:a></text:p>
      <text:p text:style-name="P44">… ‐ <text:span text:style-name="T63">—</text:span></text:p>
      <text:p text:style-name="P45"><text:span text:style-name="T64">as she only received A’s — </text:span><text:span text:style-name="T65">Адаптуємо систему американську систему оцінювання на українську, де 12 бальна система</text:span></text:p>
      <text:p text:style-name="P46"><text:span text:style-name="T64"/></text:p>
      <text:p text:style-name="P47">mane six — блять. «Мейн Сикс». Нехай буде «Мейн Шестірка»</text:p>
      <text:p text:style-name="P48"><text:span text:style-name="T64">leather jacket — </text:span><text:span text:style-name="T66">шкіряна куртка, </text:span><text:span text:style-name="T67">улюблена куртка Сансет.</text:span></text:p>
      <text:p text:style-name="P49"><text:span text:style-name="T67">* Нова куртка коштувала 322 долари. </text:span><text:span text:style-name="T68">При конвертації на тогочасну ціну долара і гривні, виходить: 322 × 8,22 = 2646,84, округлюємо до 2647.</text:span></text:p>
      <text:p text:style-name="P48"><text:span text:style-name="T66"/></text:p>
      <text:p text:style-name="P50">If you're Gonna Come Around — <text:span text:style-name="T69">можливі варіанти перекладу:</text:span></text:p>
      <text:p text:style-name="P51"><text:span text:style-name="T70">* </text:span><text:span text:style-name="T71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70">https://uk.wikipedia.org/wiki/%D0%97%D0%B0%D1%85%D0%BE%D0%B4%D1%8C_%E2%80%93_%D0%BD%D0%B5_%D0%B1%D1%96%D0%B9%D1%81%D1%8F,_%D0%B2%D0%B8%D1%85%D0%BE%D0%B4%D1%8C_%E2%80%93_%D0%BD%D0%B5_%D0%BF%D0%BB%D0%B0%D1%87</text:span></text:a></text:p>
      <text:p text:style-name="P48"><text:span text:style-name="T66"/></text:p>
      <text:p text:style-name="P52"><text:span text:style-name="T66">freshman year — </text:span><text:span text:style-name="T72">перший курс</text:span></text:p>
      <text:p text:style-name="P48"><text:span text:style-name="T66"/></text:p>
      <text:p text:style-name="P53"><text:span text:style-name="T66">Whoopdeedoo — </text:span><text:a xlink:type="simple" xlink:href="https://dictionary.cambridge.org/dictionary/english/whoop-de-doo" text:style-name="Internet_20_link" text:visited-style-name="Visited_20_Internet_20_Link"><text:span text:style-name="T3">https://dictionary.cambridge.org/dictionary/english/whoop-de-doo</text:span></text:a></text:p>
      <text:p text:style-name="P51"><text:soft-page-break/><text:span text:style-name="T66"/></text:p>
      <text:p text:style-name="P54"><text:span text:style-name="T73">В оригіналі використовуються долари США, а перша частина фанфік</text:span><text:span text:style-name="T74">у</text:span><text:span text:style-name="T73"> була випущена 2013.11.23 числа. Конвертуємо: 1 долар ~= 8.22 </text:span><text:span text:style-name="T75">по тогочасному курсу. </text:span><text:span text:style-name="T76">Я не впевнений, але думаю, що автор взяв ціну не зовсім з стелі, а обрав щось схоже на реальну ціну імпортної курточки із Франції. </text:span></text:p>
      <text:p text:style-name="P54"><draw:frame draw:style-name="fr1" draw:name="Зображення1" text:anchor-type="char" svg:width="17cm" svg:height="1.224cm" draw:z-index="0"><draw:image xlink:href="Pictures/100000010000057900000065A34F7C7F.png" xlink:type="simple" xlink:show="embed" xlink:actuate="onLoad" draw:mime-type="image/png"/></draw:frame><text:span text:style-name="T73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3">https://www.xe.com/currencytables/?from=USD&amp;date=2013-11-23#table-section</text:span></text:a></text:p>
      <text:p text:style-name="P54"><text:span text:style-name="T67"/></text:p>
      <text:p text:style-name="P55"><text:span text:style-name="T67">hot pocket — </text:span><text:a xlink:type="simple" xlink:href="https://www.goodnes.com/hot-pockets/" text:style-name="Internet_20_link" text:visited-style-name="Visited_20_Internet_20_Link">https://www.goodnes.com/hot-pockets/</text:a><text:span text:style-name="T67">, </text:span><text:span text:style-name="T77">це якась полуфабрикатна штука, яка у нас ніколи не існувала, тому... замінемо на щось найбільш схоже. Нехай це буде «чебурек», це майже «хот пакет», тпак?</text:span></text:p>
      <text:h text:style-name="P56" text:outline-level="1">Стилі параграфів</text:h>
      <text:p text:style-name="Text_20_body"><text:span text:style-name="T78">Heading 1 / </text:span><text:span text:style-name="T79">Заголовок 1</text:span><text:span text:style-name="T78"> — </text:span><text:span text:style-name="T80">для заголовків.</text:span></text:p>
      <text:p text:style-name="P57">Пропуск — для «***» пропусків. Розділ тексту після «***» буде на новій сторінці (див. Text Flow)</text:p>
      <text:p text:style-name="Text_20_body"><text:span text:style-name="T81"/></text:p>
      <text:p text:style-name="P57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57">«Духи Елементів» використовувати на абзаци для думок елементів. Він у стилях користувача.</text:p>
      <text:p text:style-name="P57">«Думки Сансет» для думок Сансет.</text:p>
      <text:p text:style-name="Text_20_body"><text:span text:style-name="T82">«</text:span><text:span text:style-name="T83">Думки Твайлайт» для думок Твайлайт.</text:span></text:p>
      <text:p text:style-name="Text_20_body"><text:span text:style-name="T82">«</text:span><text:span text:style-name="T84">Діалог» для діалогів, </text:span><text:span text:style-name="T85">монологів, та усіх ситуацій де хтось каже щось вголос.</text:span></text:p>
      <text:p text:style-name="P57">«<text:span text:style-name="T86">О</text:span>сновний текст» для всього іншого.</text:p>
      <text:p text:style-name="P58">«Діалог — Іграшкова Твайлайт» - відповіді які «робить» іграшкова Твайлайт.</text:p>
      <text:h text:style-name="P1" text:outline-level="1" text:is-list-header="true">Стилі тексту</text:h>
      <text:p text:style-name="Text_20_body"><text:span text:style-name="T3">«</text:span><text:span text:style-name="T87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24.8.0.3$Linux_X86_64 LibreOffice_project/0bdf1299c94fe897b119f97f3c613e9dca6be583</meta:generator>
    <dc:date>2024-09-08T20:38:34.367670820</dc:date>
    <meta:editing-duration>P2DT23H59M25S</meta:editing-duration>
    <meta:editing-cycles>233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77" meta:word-count="581" meta:character-count="5401" meta:non-whitespace-character-count="4851"/>
  </office:meta>
</office:document-meta>
</file>